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3c4a2"/>
    </style:style>
    <style:style style:name="P5" style:family="paragraph" style:parent-style-name="Standard">
      <style:paragraph-properties fo:text-align="justify" style:justify-single-word="false"/>
      <style:text-properties officeooo:paragraph-rsid="00150585"/>
    </style:style>
    <style:style style:name="P6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69eee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69eee" officeooo:paragraph-rsid="00169eee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c4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05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25d95"/>
    </style:style>
    <style:style style:name="T7" style:family="text">
      <style:text-properties officeooo:rsid="0013c4a2"/>
    </style:style>
    <style:style style:name="T8" style:family="text">
      <style:text-properties officeooo:rsid="00150585"/>
    </style:style>
    <style:style style:name="T9" style:family="text">
      <style:text-properties officeooo:rsid="0017613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ДОГОВОР</text:p>
      <text:p text:style-name="P10">на разработку программного обеспечения №</text:p>
      <text:p text:style-name="Standard"/>
      <text:p text:style-name="Standard"/>
      <text:p text:style-name="Standard">г. Тюмень <text:s text:c="100"/>«____»________________ 201<text:span text:style-name="T9">8</text:span>г.</text:p>
      <text:p text:style-name="Standard"/>
      <text:p text:style-name="P4"><text:span text:style-name="T5"><text:tab/>Государственное автономное учреждение Тюменской области "Управление государственной экспертизы проектной документации"</text:span><text:span text:style-name="T3"> в лице </text:span><text:span text:style-name="T4">д</text:span><text:span text:style-name="T3">иректора Кучерявого Алексея Александровича, действующего на основании Устава с одной стороны </text:span>и <text:span text:style-name="T2">Общество с ограниченной ответственностью</text:span><text:span text:style-name="T1"> «Катрэн+»</text:span>, в лице директора Михалевича А<text:span text:style-name="T7">ндрей </text:span>А<text:span text:style-name="T7">лександровича</text:span>, действующего на основании Устава, именуемое в дальнейшем «Исполнитель» с дугой стороны, заключили настоящий договор о нижеследующем:</text:p>
      <text:p text:style-name="P3"/>
      <text:p text:style-name="P2">1. Предмет договора.</text:p>
      <text:p text:style-name="P3">1.1. В соответствии с условиями настоящего договора Исполнитель обязуется осуществить обусловленные техническим заданием Заказчика работы по разработке программы, а Заказчик обязуется принять работу и оплатить ее.</text:p>
      <text:p text:style-name="P3">1.2. Содержание работ, выполняемых в соответствии с настоящим договором, научные, экономические и другие параметры их ожидаемых результатов, а также сроки выполнения работ, определяются Заказчиком и Исполнителем являющимися приложением к настоящему договору техническим заданием (приложение №1).</text:p>
      <text:p text:style-name="P3">1.3. Исполнитель обязан соблюдать требования, содержащиеся в техническом задании и вправе отступить от них только с письменного согласия Заказчика.</text:p>
      <text:p text:style-name="P3">1.4. Заказчик обязан оказывать содействие Исполнителю путем предоставления по требованию Исполнителя информации, необходимой для выполнения работ.</text:p>
      <text:p text:style-name="P3"/>
      <text:p text:style-name="P2">2. Сроки выполнения работ.</text:p>
      <text:p text:style-name="P3">2.1. Исполнитель обязуется начать обусловленные настоящим договором работы с ___________ и окончить их до __________________.</text:p>
      <text:p text:style-name="P3"/>
      <text:p text:style-name="P2">3. Стоимость работ и порядок расчетов</text:p>
      <text:p text:style-name="P5">3.1. За выполненные работы, указанные в приложении №1 настоящего договора, Заказчик обязуется уплатить Исполнителю _____<text:span text:style-name="T8"> <text:s/>рублей</text:span>.</text:p>
      <text:p text:style-name="P3"><text:s/>3.2. Основанием для осуществления окончательного расчета по настоящему договору является подписываемый Заказчиком и Исполнителем акт сдачи-приемки работ.</text:p>
      <text:p text:style-name="P3"/>
      <text:p text:style-name="P2">4. Срок действия договора.</text:p>
      <text:p text:style-name="P3">4.1. Настоящий договор вступает в силу со дня его подписания Заказчиком и Исполнителем.</text:p>
      <text:p text:style-name="P3">4.2. Настоящий договор действует до полного завершения исполнения сторонами своих обязательств, вытекающих из настоящего договора.</text:p>
      <text:p text:style-name="P3"/>
      <text:p text:style-name="P2">5. Обязанности Исполнителя.</text:p>
      <text:p text:style-name="P3">5.1. Обеспечить конфиденциальность сведений, касающихся предмета договора, хода его исполнения и полученных результатов.</text:p>
      <text:p text:style-name="P3">5.2. Выполнить работы в соответствии с согласованным с заказчиком техническим заданием и передать Заказчику их результаты в срок, установленный в п. 2.1. настоящего договора.</text:p>
      <text:p text:style-name="P3">5.3. Своими силами и за свой счет устранять допущенные по его вине в выполненных работах недостатки, которые могут повлечь отступления от параметров, предусмотренных в техническом задании и ли договоре.</text:p>
      <text:p text:style-name="P3"/>
      <text:p text:style-name="P2">6. Обязанности Заказчика.</text:p>
      <text:p text:style-name="P3">6.1. Передавать Исполнителю необходимую для выполнения работы информацию;</text:p>
      <text:p text:style-name="P3">6.2. Принять результаты выполненных работ и оплатить их;</text:p>
      <text:p text:style-name="P3">6.3. Выдать Исполнителю техническое задание и согласовать <text:s/>с ним программу и календарный план;</text:p>
      <text:p text:style-name="P3">6.4. Обеспечить конфиденциальность сведений, касающихся предмета договора, хода его исполнения и полученных результатов.</text:p>
      <text:p text:style-name="P3"><text:soft-page-break/></text:p>
      <text:p text:style-name="P2">7. Ответственность сторон и порядок разрешения споров.</text:p>
      <text:p text:style-name="P3">7.1. За просрочку выполнения работ Исполнитель уплачивает Заказчику пеню <text:s/>из расчета <text:s text:c="2"/>___________ от суммы договора за каждый день просрочки, если не докажет, что просрочка обусловлена обстоятельствами, за которые Исполнитель не отвечает (отсутствует вина Исполнителя);</text:p>
      <text:p text:style-name="P3">7.2. Меры ответственности сторон, не предусмотренные в настоящем договоре, применяются в соответствии с нормами гражданского законодательства Российской Федерации;</text:p>
      <text:p text:style-name="P3">7.3. Споры и разногласия, которые могут возникнуть при исполнении настоящего договора, будут по возможности разрешаться путем переговоров сторон;</text:p>
      <text:p text:style-name="P3">7.4. В случае, если стороны не придут к соглашению, то споры будут разрешаться в судебном порядке.</text:p>
      <text:p text:style-name="P3"/>
      <text:p text:style-name="P8">8. Сдача и приемка работ.</text:p>
      <text:p text:style-name="P3">8.1. Исполнитель обязан направить Заказчику письменное извещение при завершении каждого промежуточного этапа работ;</text:p>
      <text:p text:style-name="P3">8.2. Недостатки в выполненных работах или в оформлении документации, обнаруженные Заказчиком при приемке, отражаются в письменном виде. Одновременно составляется двусторонний акт, содержащий перечень необходимых доработок и сроки их устранения. Этап работы, принятый с недостатками в выполненных работах или в оформлении документации, подлежит оплате Заказчиком после устранения Исполнителем соответствующих недостатков;</text:p>
      <text:p text:style-name="P3">8.3.По выполнении Исполнителем всего объема работ, установленного техническим заданием, составляется акт сдачи-приемки выполненных работ.</text:p>
      <text:p text:style-name="P3"/>
      <text:p text:style-name="P2">9. Дополнительные условия</text:p>
      <text:p text:style-name="P3">9.1. Права и обязанности сторон, прямо не предусмотренные в настоящем договоре, определяются в соответствии с ГК РФ;</text:p>
      <text:p text:style-name="P3">9.2. Настоящий договор составлен в двух экземплярах на русском языке. Оба экземпляра идентичны и имеют одинаковую <text:s/>силу. У каждой из сторон находится один экземпляр настоящего договора.</text:p>
      <text:p text:style-name="P3"/>
      <text:p text:style-name="P8">10. Юридические адреса и реквизиты сторон.</text:p>
      <text:p text:style-name="P6"><draw:frame draw:style-name="fr1" draw:name="Врезка1" text:anchor-type="char" svg:x="10.16cm" svg:y="0.192cm" svg:width="8.573cm" svg:height="10.033cm" draw:z-index="1"><draw:text-box><text:p text:style-name="P1">ЗАКАЗЧИК:</text:p><text:p text:style-name="Standard"/><text:p text:style-name="Standard">____________________________________________________________________________</text:p><text:p text:style-name="Standard">______________________________________</text:p><text:p text:style-name="Standard">______________________________________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<text:s text:c="32"/></text:p><text:p text:style-name="Standard"><text:s text:c="38"/></text:p><text:p text:style-name="Standard"><text:s text:c="2"/>М.П.</text:p><text:p text:style-name="Standard"/><text:p text:style-name="Standard"/><text:p text:style-name="Standard"/><text:p text:style-name="Standard">_________________/___________________/</text:p></draw:text-box></draw:frame><draw:frame draw:style-name="fr1" draw:name="Врезка2" text:anchor-type="char" svg:x="0.635cm" svg:y="0.383cm" svg:width="9.208cm" svg:height="9.843cm" draw:z-index="0"><draw:text-box><text:p text:style-name="P1">ИСПОЛНИТЕЛЬ:</text:p><text:p text:style-name="Standard"/><text:h text:style-name="Heading_20_2" text:outline-level="2"><text:span text:style-name="T3">ООО</text:span> «КАТРЭН<text:span text:style-name="T3"> +</text:span>»</text:h><text:p text:style-name="Standard">625002 г. Тюмень, ул. Сакко 5-25</text:p><text:p text:style-name="Standard">ИНН 7202135243, БИК 047106728</text:p><text:p text:style-name="Standard">КПП 720201001 ОГРН 1057200646766</text:p><text:p text:style-name="Standard">р/с 40702810500020001375</text:p><text:p text:style-name="Standard">к/с 30101810100000000639</text:p><text:p text:style-name="Standard">в "Запсибкомбанк" ОАО г.Тюмень</text:p><text:p text:style-name="Standard">Тел.8 922 269 52 51</text:p><text:p text:style-name="Standard"/><text:p text:style-name="Standard"/><text:p text:style-name="Standard"/><text:p text:style-name="Standard"/><text:p text:style-name="Standard">М.П.</text:p><text:p text:style-name="Standard"/><text:p text:style-name="Standard"/><text:p text:style-name="Standard"/><text:p text:style-name="Standard">_________________________/Михалевич А.А./</text:p></draw:text-box></draw:frame></text:p>
      <text:p text:style-name="P3"><text:s text:c="111"/></text:p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33cm" fo:text-indent="-1.27cm" fo:margin-left="3.13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747cm" fo:text-indent="-1.27cm" fo:margin-left="3.74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4.995cm" fo:text-indent="-1.905cm" fo:margin-left="4.995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6.858cm" fo:text-indent="-2.54cm" fo:margin-left="6.858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7.472cm" fo:text-indent="-2.54cm" fo:margin-left="7.47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8.721cm" fo:text-indent="-3.175cm" fo:margin-left="8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Андрей</meta:initial-creator>
    <meta:creation-date>2005-05-16T19:36:00</meta:creation-date>
    <dc:date>2018-05-23T11:42:00.506763579</dc:date>
    <meta:print-date>2010-10-14T00:04:00</meta:print-date>
    <meta:editing-cycles>23</meta:editing-cycles>
    <meta:editing-duration>PT4H14M</meta:editing-duration>
    <meta:generator>LibreOffice/4.2.8.2$Linux_x86 LibreOffice_project/420m0$Build-2</meta:generator>
    <meta:document-statistic meta:table-count="0" meta:image-count="0" meta:object-count="0" meta:page-count="2" meta:paragraph-count="64" meta:word-count="635" meta:character-count="5740" meta:non-whitespace-character-count="4875"/>
  </office:meta>
</office:document-meta>
</file>